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000000001280000016DD6D82338.png" manifest:media-type=""/>
  <manifest:file-entry manifest:full-path="Pictures/10000201000001FC000001799098B6A6.png" manifest:media-type=""/>
  <manifest:file-entry manifest:full-path="Pictures/100002010000025E000003ACCDB6C12A.png" manifest:media-type=""/>
  <manifest:file-entry manifest:full-path="Pictures/10000201000009110000028A69C09402.png" manifest:media-type=""/>
  <manifest:file-entry manifest:full-path="Pictures/10000201000000DC000000CA2626C1D2.png" manifest:media-type=""/>
  <manifest:file-entry manifest:full-path="Pictures/10000201000003AF0000021243E52C48.png" manifest:media-type=""/>
  <manifest:file-entry manifest:full-path="Pictures/10000201000007800000043803FAEAA1.png" manifest:media-type=""/>
  <manifest:file-entry manifest:full-path="Pictures/10000201000001000000010036B324B9.png" manifest:media-type=""/>
  <manifest:file-entry manifest:full-path="Pictures/10000201000002000000020007C6286A.png" manifest:media-type=""/>
  <manifest:file-entry manifest:full-path="Pictures/10000201000002000000020007E43FED.png" manifest:media-type=""/>
  <manifest:file-entry manifest:full-path="Pictures/100002010000038E0000017C87B4D8A0.png" manifest:media-type=""/>
  <manifest:file-entry manifest:full-path="Pictures/10000000000000C8000000E740184297.png" manifest:media-type=""/>
  <manifest:file-entry manifest:full-path="Pictures/1000020100000064000000B68673E86C.png" manifest:media-type=""/>
  <manifest:file-entry manifest:full-path="Pictures/10000201000001DB00000256B90709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1" style:family="graphic">
      <style:graphic-properties draw:fill="solid" draw:fill-color="#ffff66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8"><text:span text:style-name="T10">Borex!</text:span></text:p>
          <draw:enhanced-geometry svg:viewBox="0 0 21600 21600" draw:glue-points="10800 0 3160 3160 0 10800 3160 18440 10800 21600 18440 18440 21600 10800 18440 3160 ?f14 ?f15" draw:text-areas="3200 3200 18400 18400" draw:mirror-horizontal="true" draw:mirror-vertical="false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7" draw:text-style-name="P8" draw:layer="layout" svg:width="14.6cm" svg:height="6.8cm" svg:x="6.2cm" svg:y="0.6cm">
            <text:p/>
            <draw:enhanced-geometry svg:viewBox="0 0 21600 21600" draw:glue-points="10800 0 3160 3160 0 10800 3160 18440 10800 21600 18440 18440 21600 10800 18440 3160 ?f14 ?f15" draw:text-areas="3200 3200 18400 18400" draw:mirror-horizontal="true" draw:mirror-vertical="false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8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8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8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8"><text:span text:style-name="T10">???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8"><text:span text:style-name="T10">PROFIT!</text:span></text:p>
          <draw:enhanced-geometry svg:viewBox="0 0 21600 21600" draw:glue-points="10800 0 3160 3160 0 10800 3160 18440 10800 21600 18440 18440 21600 10800 18440 3160 ?f14 ?f15" draw:text-areas="3200 3200 18400 18400" draw:mirror-horizontal="true" draw:mirror-vertical="false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4.4cm" svg:height="1.6cm" svg:x="2.2cm" svg:y="10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.4cm" svg:height="1.6cm" svg:x="2.2cm" svg:y="10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4cm" svg:height="1.6cm" svg:x="2.2cm" svg:y="11.898cm">
          <text:p text:style-name="P10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02cm" svg:height="1.4cm" svg:x="5.531cm" svg:y="11.998cm">
          <draw:image xlink:href="Pictures/100002010000025E000003ACCDB6C12A.png" xlink:type="simple" xlink:show="embed" xlink:actuate="onLoad">
            <text:p/>
          </draw:image>
        </draw:frame>
        <draw:custom-shape draw:style-name="gr20" draw:text-style-name="P10" draw:layer="layout" svg:width="4.4cm" svg:height="1.6cm" svg:x="2.2cm" svg:y="13.798cm">
          <text:p text:style-name="P10"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6cm" svg:height="1.502cm" svg:x="4.964cm" svg:y="13.898cm">
          <draw:image xlink:href="Pictures/10000201000000DC000000CA2626C1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.4cm" svg:height="1.6cm" svg:x="2.2cm" svg:y="10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4cm" svg:height="1.6cm" svg:x="2.2cm" svg:y="11.898cm">
          <text:p text:style-name="P10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02cm" svg:height="1.4cm" svg:x="5.531cm" svg:y="11.998cm">
          <draw:image xlink:href="Pictures/100002010000025E000003ACCDB6C12A.png" xlink:type="simple" xlink:show="embed" xlink:actuate="onLoad">
            <text:p/>
          </draw:image>
        </draw:frame>
        <draw:custom-shape draw:style-name="gr21" draw:text-style-name="P10" draw:layer="Layout" svg:width="4.4cm" svg:height="1.6cm" svg:x="8.5cm" svg:y="2cm">
          <text:p text:style-name="P10"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6cm" svg:height="1.502cm" svg:x="11.264cm" svg:y="2.1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2" draw:layer="layout" svg:width="0.6cm" svg:height="3.6cm" draw:transform="rotate (-1.0471975511966) translate (8.918cm 5.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9" draw:layer="layout" svg:width="2.6cm" svg:height="2.6cm" svg:x="9.2cm" svg:y="3.8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.4cm" svg:height="1.6cm" svg:x="3.8cm" svg:y="2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4cm" svg:height="1.6cm" svg:x="2.2cm" svg:y="10.4cm">
          <text:p text:style-name="P10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02cm" svg:height="1.4cm" svg:x="5.531cm" svg:y="10.5cm">
          <draw:image xlink:href="Pictures/100002010000025E000003ACCDB6C12A.png" xlink:type="simple" xlink:show="embed" xlink:actuate="onLoad">
            <text:p/>
          </draw:image>
        </draw:frame>
        <draw:custom-shape draw:style-name="gr21" draw:text-style-name="P10" draw:layer="Layout" svg:width="4.4cm" svg:height="1.6cm" svg:x="8.5cm" svg:y="2cm">
          <text:p text:style-name="P10"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6cm" svg:height="1.502cm" svg:x="11.264cm" svg:y="2.1cm">
          <draw:image xlink:href="Pictures/10000201000000DC000000CA2626C1D2.png" xlink:type="simple" xlink:show="embed" xlink:actuate="onLoad">
            <text:p/>
          </draw:image>
        </draw:frame>
        <draw:custom-shape draw:style-name="gr24" draw:text-style-name="P2" draw:layer="Layout" svg:width="0.6cm" svg:height="3.6cm" draw:transform="rotate (-1.0471975511966) translate (8.918cm 5.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9.2cm" svg:y="3.8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.4cm" svg:height="1.6cm" svg:x="8.4cm" svg:y="2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4cm" svg:height="1.6cm" svg:x="2.2cm" svg:y="10.4cm">
          <text:p text:style-name="P10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02cm" svg:height="1.4cm" svg:x="5.531cm" svg:y="10.5cm">
          <draw:image xlink:href="Pictures/100002010000025E000003ACCDB6C12A.png" xlink:type="simple" xlink:show="embed" xlink:actuate="onLoad">
            <text:p/>
          </draw:image>
        </draw:frame>
        <draw:custom-shape draw:style-name="gr24" draw:text-style-name="P2" draw:layer="Layout" svg:width="0.6cm" svg:height="3.6cm" draw:transform="rotate (-1.0471975511966) translate (8.918cm 5.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9.2cm" svg:y="3.8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6cm" svg:height="3.6cm" draw:transform="rotate (-1.0471975511966) translate (8.918cm 5.6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9.2cm" svg:y="3.8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6cm" svg:height="7.503cm" draw:transform="rotate (-1.28246793436543) translate (13.193cm 8.692cm)">
          <text:p/>
          <draw:enhanced-geometry svg:viewBox="0 0 21600 21600" draw:text-areas="?f0 ?f7 ?f2 21600" draw:mirror-horizontal="false" draw:mirror-vertical="true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0" draw:layer="layout" svg:width="4.4cm" svg:height="1.6cm" svg:x="13.2cm" svg:y="13.4cm">
          <text:p text:style-name="P10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02cm" svg:height="1.4cm" svg:x="16.531cm" svg:y="13.5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9" draw:layer="layout" svg:width="2.6cm" svg:height="2.6cm" svg:x="13.8cm" svg:y="10.4cm">
          <text:p text:style-name="P9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4.4cm" svg:height="1.6cm" svg:x="8.4cm" svg:y="2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6cm" svg:height="3.6cm" draw:transform="rotate (-1.0471975511966) translate (8.918cm 5.6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9.2cm" svg:y="3.8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6cm" svg:height="7.503cm" draw:transform="rotate (-1.28246793436543) translate (13.193cm 8.692cm)">
          <text:p/>
          <draw:enhanced-geometry svg:viewBox="0 0 21600 21600" draw:text-areas="?f0 ?f7 ?f2 21600" draw:mirror-horizontal="false" draw:mirror-vertical="true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0" draw:layer="Layout" svg:width="4.4cm" svg:height="1.6cm" svg:x="13.2cm" svg:y="13.4cm">
          <text:p text:style-name="P10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02cm" svg:height="1.4cm" svg:x="16.531cm" svg:y="13.5cm">
          <draw:image xlink:href="Pictures/100002010000025E000003ACCDB6C12A.png" xlink:type="simple" xlink:show="embed" xlink:actuate="onLoad">
            <text:p/>
          </draw:image>
        </draw:frame>
        <draw:custom-shape draw:style-name="gr19" draw:text-style-name="P9" draw:layer="Layout" svg:width="2.6cm" svg:height="2.6cm" svg:x="13.8cm" svg:y="10.4cm">
          <text:p text:style-name="P9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.4cm" svg:height="1.6cm" svg:x="19.4cm" svg:y="5.2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6cm" svg:height="7.503cm" draw:transform="rotate (-1.28246793436543) translate (19.429cm 5.292cm)">
          <text:p/>
          <draw:enhanced-geometry svg:viewBox="0 0 21600 21600" draw:text-areas="?f0 ?f7 ?f2 21600" draw:mirror-horizontal="false" draw:mirror-vertical="true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0.6cm" svg:height="3.6cm" draw:transform="rotate (-1.0471975511966) translate (19.9cm 9.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9" draw:layer="layout" svg:width="2.6cm" svg:height="2.6cm" svg:x="20.2cm" svg:y="7.2cm">
          <text:p text:style-name="P9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>
        <office:forms form:automatic-focus="false" form:apply-design-mode="false"/>
        <draw:custom-shape draw:style-name="gr19" draw:text-style-name="P9" draw:layer="Layout" svg:width="2.6cm" svg:height="2.6cm" svg:x="3.2cm" svg:y="7.2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6cm" svg:height="3.6cm" draw:transform="rotate (-1.0471975511966) translate (8.918cm 5.6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9.2cm" svg:y="3.8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6cm" svg:height="7.503cm" draw:transform="rotate (-1.28246793436543) translate (13.193cm 8.692cm)">
          <text:p/>
          <draw:enhanced-geometry svg:viewBox="0 0 21600 21600" draw:text-areas="?f0 ?f7 ?f2 21600" draw:mirror-horizontal="false" draw:mirror-vertical="true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13.8cm" svg:y="10.4cm">
          <text:p text:style-name="P9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.4cm" svg:height="1.6cm" svg:x="19.4cm" svg:y="5.2cm">
          <text:p text:style-name="P10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6cm" svg:height="7.503cm" draw:transform="rotate (-1.28246793436543) translate (19.429cm 5.292cm)">
          <text:p/>
          <draw:enhanced-geometry svg:viewBox="0 0 21600 21600" draw:text-areas="?f0 ?f7 ?f2 21600" draw:mirror-horizontal="false" draw:mirror-vertical="true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0.6cm" svg:height="3.6cm" draw:transform="rotate (-1.0471975511966) translate (19.9cm 9.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6cm" svg:height="2.6cm" svg:x="20.2cm" svg:y="7.2cm">
          <text:p text:style-name="P9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29T19:10:51.91</dc:date>
    <meta:editing-duration>P1DT6H59M26S</meta:editing-duration>
    <meta:editing-cycles>23</meta:editing-cycles>
    <meta:document-statistic meta:object-count="169"/>
  </office:meta>
</office:document-meta>
</file>